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654c" officeooo:paragraph-rsid="001b654c"/>
    </style:style>
    <style:style style:name="P2" style:family="paragraph" style:parent-style-name="Standard">
      <style:text-properties officeooo:rsid="001b654c" officeooo:paragraph-rsid="00208d38"/>
    </style:style>
    <style:style style:name="P3" style:family="paragraph" style:parent-style-name="Standard">
      <style:text-properties officeooo:rsid="001c7ea0" officeooo:paragraph-rsid="001c7ea0"/>
    </style:style>
    <style:style style:name="P4" style:family="paragraph" style:parent-style-name="Standard">
      <style:text-properties officeooo:rsid="001c7ea0" officeooo:paragraph-rsid="00208d38"/>
    </style:style>
    <style:style style:name="P5" style:family="paragraph" style:parent-style-name="Standard" style:list-style-name="L1">
      <style:text-properties officeooo:rsid="001d1fce" officeooo:paragraph-rsid="001d1fce"/>
    </style:style>
    <style:style style:name="P6" style:family="paragraph" style:parent-style-name="Standard">
      <style:text-properties officeooo:rsid="001d1fce" officeooo:paragraph-rsid="001d1fce"/>
    </style:style>
    <style:style style:name="P7" style:family="paragraph" style:parent-style-name="Standard" style:list-style-name="L2">
      <style:text-properties officeooo:rsid="00208d38" officeooo:paragraph-rsid="00208d38"/>
    </style:style>
    <style:style style:name="P8" style:family="paragraph" style:parent-style-name="Standard">
      <style:text-properties officeooo:rsid="00208d38" officeooo:paragraph-rsid="00208d38"/>
    </style:style>
    <style:style style:name="P9" style:family="paragraph" style:parent-style-name="Standard" style:list-style-name="L2">
      <style:text-properties officeooo:rsid="0023538b" officeooo:paragraph-rsid="0023538b"/>
    </style:style>
    <style:style style:name="P10" style:family="paragraph" style:parent-style-name="Standard" style:list-style-name="L1">
      <style:text-properties officeooo:rsid="0023538b" officeooo:paragraph-rsid="0023538b"/>
    </style:style>
    <style:style style:name="P11" style:family="paragraph" style:parent-style-name="Standard" style:list-style-name="L1">
      <style:text-properties officeooo:rsid="00248c70" officeooo:paragraph-rsid="00248c70"/>
    </style:style>
    <style:style style:name="P12" style:family="paragraph" style:parent-style-name="Standard" style:list-style-name="L1">
      <style:text-properties officeooo:rsid="00274eca" officeooo:paragraph-rsid="00274eca"/>
    </style:style>
    <style:style style:name="T1" style:family="text">
      <style:text-properties officeooo:rsid="001c7ea0"/>
    </style:style>
    <style:style style:name="T2" style:family="text">
      <style:text-properties officeooo:rsid="001d1fce"/>
    </style:style>
    <style:style style:name="T3" style:family="text">
      <style:text-properties officeooo:rsid="00208d38"/>
    </style:style>
    <style:style style:name="T4" style:family="text">
      <style:text-properties officeooo:rsid="002274d6"/>
    </style:style>
    <style:style style:name="T5" style:family="text">
      <style:text-properties officeooo:rsid="002291d7"/>
    </style:style>
    <style:style style:name="T6" style:family="text">
      <style:text-properties fo:font-weight="normal" style:font-weight-asian="normal" style:font-weight-complex="normal"/>
    </style:style>
    <style:style style:name="T7" style:family="text">
      <style:text-properties fo:font-weight="normal" officeooo:rsid="0023538b" style:font-weight-asian="normal" style:font-weight-complex="normal"/>
    </style:style>
    <style:style style:name="T8" style:family="text">
      <style:text-properties officeooo:rsid="0023538b"/>
    </style:style>
    <style:style style:name="T9" style:family="text">
      <style:text-properties officeooo:rsid="00248c70"/>
    </style:style>
    <style:style style:name="T10" style:family="text">
      <style:text-properties officeooo:rsid="0025be64"/>
    </style:style>
    <style:style style:name="T11" style:family="text">
      <style:text-properties officeooo:rsid="00298d3d"/>
    </style:style>
    <style:style style:name="T12" style:family="text">
      <style:text-properties officeooo:rsid="002ca575"/>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Case:<text:tab/><text:tab/><text:span text:style-name="T1">Upload a batch of tests</text:span></text:p>
      <text:p text:style-name="P3">Actors:<text:tab/><text:tab/><text:tab/>Tutor <text:span text:style-name="T4">(Primary)</text:span>, <text:span text:style-name="T2">Returner (Secondary), Scanner (Secondary)</text:span></text:p>
      <text:p text:style-name="P3">Description:</text:p>
      <text:list xml:id="list1869859319608984661" text:style-name="L1">
        <text:list-item>
          <text:p text:style-name="P5">The use case begins when the tutor has a batch of marked test scripts which marks needs to be uploaded.</text:p>
        </text:list-item>
        <text:list-item>
          <text:p text:style-name="P5">The tutor scans the batch of tests using the scanner.</text:p>
        </text:list-item>
        <text:list-item>
          <text:p text:style-name="P5">These tests are saved by the scanner as one pdf file.</text:p>
        </text:list-item>
        <text:list-item>
          <text:p text:style-name="P11">The Scanner emails the tutor the pdf file which holds the batch of tests. </text:p>
        </text:list-item>
        <text:list-item>
          <text:p text:style-name="P5">The <text:span text:style-name="T9">T</text:span>utor then goes onto <text:span text:style-name="T9">V</text:span>ula, where he submits the created test to the <text:span text:style-name="T10">R</text:span>eturner.</text:p>
        </text:list-item>
        <text:list-item>
          <text:p text:style-name="P5">The Returner loads the given pdf file, along with the created test details in order to process it.</text:p>
        </text:list-item>
        <text:list-item>
          <text:p text:style-name="P5">The Returner extracts the test length from the test details <text:span text:style-name="T10">from Vula</text:span>.</text:p>
        </text:list-item>
        <text:list-item>
          <text:p text:style-name="P5">The Returner iterates through the the submitted pdf file, splliting it into seperate tests when it has counted enough pages to construct a test.</text:p>
        </text:list-item>
        <text:list-item>
          <text:p text:style-name="P10">Upon encountering a front page, it checks whether the front page is oriented correctly with the use of an orientation shape. If the test is missalligned, it will rotate the age into the correct orientation.</text:p>
        </text:list-item>
        <text:list-item>
          <text:p text:style-name="P12">The Returner scales the test appropriately, as recquired.</text:p>
        </text:list-item>
        <text:list-item>
          <text:p text:style-name="P5">The Returner looks at each test’s front cover where it reads the marks and student number with the use of image processing.</text:p>
        </text:list-item>
        <text:list-item>
          <text:p text:style-name="P12">The Returner creates a student with the information it extracted from the front cover of the test. The student is allocated marks for each question. This is also gathered from the front page.</text:p>
        </text:list-item>
        <text:list-item>
          <text:p text:style-name="P12">The marks are checked againt the test details in order to determine if they are within the range of the mark allocation.</text:p>
        </text:list-item>
        <text:list-item>
          <text:p text:style-name="P5">The Returner then submits the individual marks to each respective student with the use of Vula. </text:p>
        </text:list-item>
      </text:list>
      <text:p text:style-name="P6"/>
      <text:p text:style-name="P6"><text:tab/><text:span text:style-name="T11">13.A. Returner gives -1 as final mark if there is an error on the script.</text:span></text:p>
      <text:p text:style-name="P6"/>
      <text:p text:style-name="P2">Use Case:<text:tab/><text:tab/><text:span text:style-name="T3">Create a Test</text:span></text:p>
      <text:p text:style-name="P4">Actors:<text:tab/><text:tab/><text:tab/><text:span text:style-name="T4">Lecturer (Primary)</text:span>, <text:span text:style-name="T2">Returner (Secondary)</text:span></text:p>
      <text:p text:style-name="P4">Description:</text:p>
      <text:list xml:id="list555645537994351558" text:style-name="L2">
        <text:list-item>
          <text:p text:style-name="P7">The use case begins when the <text:span text:style-name="T4">lecturer</text:span> has to create a new test which, when marked, will be uploaded by the Returner.</text:p>
        </text:list-item>
        <text:list-item>
          <text:p text:style-name="P7">The <text:span text:style-name="T4">Lecturer</text:span> opens the Returner, where <text:span text:style-name="T12">they</text:span> enter the test details. These include the number of questions, <text:span text:style-name="T8">whether the test is multiple choice,</text:span> <text:span text:style-name="T5">the mark allocation for each question (if the test is not multiple choice)</text:span>, the length of the test (number of pages) and the test name.</text:p>
        </text:list-item>
        <text:list-item>
          <text:p text:style-name="P7">The Returner <text:span text:style-name="T7">submits the test with its appropriate attributes to Vula, which will create a submission portal.</text:span></text:p>
        </text:list-item>
        <text:list-item>
          <text:p text:style-name="P9"><text:span text:style-name="T7">T</text:span><text:span text:style-name="T6">he Returner, after succesfully submitting to Vula, notifies the Lecturer that the test was created succesfully.</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09:03:32.768507543</meta:creation-date>
    <meta:editing-duration>PT1H22M21S</meta:editing-duration>
    <meta:editing-cycles>10</meta:editing-cycles>
    <meta:generator>LibreOffice/5.1.6.2$Linux_X86_64 LibreOffice_project/10m0$Build-2</meta:generator>
    <dc:date>2017-08-31T15:06:15.972441733</dc:date>
    <meta:document-statistic meta:table-count="0" meta:image-count="0" meta:object-count="0" meta:page-count="1" meta:paragraph-count="25" meta:word-count="422" meta:character-count="2400" meta:non-whitespace-character-count="2012"/>
  </office:meta>
</office:document-meta>
</file>